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ans" officeooo:rsid="0015b5eb" officeooo:paragraph-rsid="0015da4e"/>
    </style:style>
    <style:style style:name="P2" style:family="paragraph" style:parent-style-name="Standard">
      <style:text-properties style:font-name="Noto Sans" officeooo:rsid="001674aa" officeooo:paragraph-rsid="001674aa"/>
    </style:style>
    <style:style style:name="P3" style:family="paragraph" style:parent-style-name="Standard">
      <style:text-properties style:font-name="Noto Sans" officeooo:rsid="001804ba" officeooo:paragraph-rsid="001804ba"/>
    </style:style>
    <style:style style:name="P4" style:family="paragraph" style:parent-style-name="Standard">
      <style:text-properties style:font-name="Noto Sans" officeooo:rsid="0019e46d" officeooo:paragraph-rsid="0019e46d"/>
    </style:style>
    <style:style style:name="P5" style:family="paragraph" style:parent-style-name="Standard">
      <style:text-properties style:font-name="Noto Sans" fo:font-style="italic" officeooo:rsid="0019e46d" officeooo:paragraph-rsid="0019e46d" style:font-style-asian="italic" style:font-style-complex="italic"/>
    </style:style>
    <style:style style:name="P6" style:family="paragraph" style:parent-style-name="Standard">
      <style:text-properties style:font-name="Noto Sans" fo:font-style="italic" officeooo:rsid="001a61d3" officeooo:paragraph-rsid="001a61d3" style:font-style-asian="italic" style:font-style-complex="italic"/>
    </style:style>
    <style:style style:name="P7" style:family="paragraph" style:parent-style-name="Standard">
      <style:text-properties style:font-name="Noto Sans" fo:font-style="italic" officeooo:rsid="00287203" officeooo:paragraph-rsid="00287203" style:font-style-asian="italic" style:font-style-complex="italic"/>
    </style:style>
    <style:style style:name="P8" style:family="paragraph" style:parent-style-name="Standard">
      <style:text-properties style:font-name="Noto Sans" fo:font-style="italic" officeooo:rsid="002e0024" officeooo:paragraph-rsid="002e0024" style:font-style-asian="italic" style:font-style-complex="italic"/>
    </style:style>
    <style:style style:name="P9" style:family="paragraph" style:parent-style-name="Standard">
      <style:text-properties style:font-name="Noto Sans" officeooo:rsid="002015f5" officeooo:paragraph-rsid="002015f5"/>
    </style:style>
    <style:style style:name="P10" style:family="paragraph" style:parent-style-name="Standard">
      <style:text-properties style:font-name="Noto Sans" officeooo:rsid="00202a76" officeooo:paragraph-rsid="00202a76"/>
    </style:style>
    <style:style style:name="P11" style:family="paragraph" style:parent-style-name="Standard">
      <style:text-properties style:font-name="Noto Sans" officeooo:rsid="0021cf0b" officeooo:paragraph-rsid="0021cf0b"/>
    </style:style>
    <style:style style:name="P12" style:family="paragraph" style:parent-style-name="Standard">
      <style:text-properties style:font-name="Noto Sans" officeooo:rsid="0023d4b4" officeooo:paragraph-rsid="0023d4b4"/>
    </style:style>
    <style:style style:name="P13" style:family="paragraph" style:parent-style-name="Standard">
      <style:text-properties style:font-name="Noto Sans" fo:font-style="normal" officeooo:rsid="00287203" officeooo:paragraph-rsid="00287203" style:font-style-asian="normal" style:font-style-complex="normal"/>
    </style:style>
    <style:style style:name="P14" style:family="paragraph" style:parent-style-name="Standard">
      <style:text-properties style:font-name="Noto Sans" fo:font-style="normal" officeooo:rsid="00298708" officeooo:paragraph-rsid="00298708" style:font-style-asian="normal" style:font-style-complex="normal"/>
    </style:style>
    <style:style style:name="P15" style:family="paragraph" style:parent-style-name="Standard">
      <style:text-properties style:font-name="Noto Sans" fo:font-style="normal" officeooo:rsid="0029de50" officeooo:paragraph-rsid="0029de50" style:font-style-asian="normal" style:font-style-complex="normal"/>
    </style:style>
    <style:style style:name="P16" style:family="paragraph" style:parent-style-name="Standard">
      <style:text-properties style:font-name="Noto Sans" fo:font-style="normal" fo:font-weight="normal" officeooo:rsid="00287203" officeooo:paragraph-rsid="00287203" style:font-style-asian="normal" style:font-weight-asian="normal" style:font-style-complex="normal" style:font-weight-complex="normal"/>
    </style:style>
    <style:style style:name="P17" style:family="paragraph" style:parent-style-name="Standard">
      <style:text-properties style:font-name="Noto Sans" officeooo:rsid="0024658e" officeooo:paragraph-rsid="0026ef3f"/>
    </style:style>
    <style:style style:name="P18" style:family="paragraph" style:parent-style-name="Standard">
      <style:text-properties style:font-name="Noto Sans" officeooo:rsid="00320577" officeooo:paragraph-rsid="00320577"/>
    </style:style>
    <style:style style:name="P19" style:family="paragraph" style:parent-style-name="Standard">
      <style:text-properties style:font-name="Noto Sans" officeooo:rsid="00330991" officeooo:paragraph-rsid="00330991"/>
    </style:style>
    <style:style style:name="P20" style:family="paragraph" style:parent-style-name="Standard">
      <style:text-properties style:font-name="Noto Sans" officeooo:rsid="00335f2d" officeooo:paragraph-rsid="00335f2d"/>
    </style:style>
    <style:style style:name="P21" style:family="paragraph" style:parent-style-name="Standard">
      <style:text-properties style:font-name="Noto Sans" officeooo:rsid="0033fb60" officeooo:paragraph-rsid="0033fb60"/>
    </style:style>
    <style:style style:name="P22" style:family="paragraph" style:parent-style-name="Standard">
      <style:text-properties style:font-name="Noto Sans" officeooo:rsid="0033fb60" officeooo:paragraph-rsid="0034d9d5"/>
    </style:style>
    <style:style style:name="P23" style:family="paragraph" style:parent-style-name="Standard">
      <style:text-properties style:font-name="Noto Sans" fo:font-size="18pt" officeooo:rsid="00335f2d" officeooo:paragraph-rsid="00335f2d" style:font-size-asian="18pt" style:font-size-complex="18pt"/>
    </style:style>
    <style:style style:name="P24" style:family="paragraph" style:parent-style-name="Standard">
      <style:text-properties style:font-name="Noto Sans" fo:font-size="18pt" officeooo:rsid="002015f5" officeooo:paragraph-rsid="002015f5" style:font-size-asian="18pt" style:font-size-complex="18pt"/>
    </style:style>
    <style:style style:name="P25" style:family="paragraph" style:parent-style-name="Standard">
      <style:text-properties style:font-name="Noto Sans" fo:font-size="18pt" officeooo:rsid="001674aa" officeooo:paragraph-rsid="001674aa" style:font-size-asian="18pt" style:font-size-complex="18pt"/>
    </style:style>
    <style:style style:name="P26" style:family="paragraph" style:parent-style-name="Standard">
      <style:text-properties style:font-name="Noto Sans" officeooo:rsid="00373793" officeooo:paragraph-rsid="00373793"/>
    </style:style>
    <style:style style:name="P27" style:family="paragraph" style:parent-style-name="Standard">
      <style:text-properties style:font-name="Noto Sans" officeooo:rsid="0037ecc7" officeooo:paragraph-rsid="0037ecc7"/>
    </style:style>
    <style:style style:name="P28" style:family="paragraph" style:parent-style-name="Standard">
      <style:text-properties style:font-name="Noto Sans" officeooo:rsid="0039f784" officeooo:paragraph-rsid="0039f784"/>
    </style:style>
    <style:style style:name="P29" style:family="paragraph" style:parent-style-name="Standard">
      <style:text-properties style:font-name="Noto Sans" officeooo:rsid="003a363f" officeooo:paragraph-rsid="003a363f"/>
    </style:style>
    <style:style style:name="P30" style:family="paragraph" style:parent-style-name="Standard">
      <style:text-properties style:font-name="Noto Sans" officeooo:rsid="003b235f" officeooo:paragraph-rsid="003b235f"/>
    </style:style>
    <style:style style:name="P31" style:family="paragraph" style:parent-style-name="Standard">
      <style:text-properties style:font-name="Noto Sans" officeooo:rsid="003c3849" officeooo:paragraph-rsid="003c3849"/>
    </style:style>
    <style:style style:name="P32" style:family="paragraph" style:parent-style-name="Standard">
      <style:text-properties style:font-name="Noto Sans" officeooo:rsid="003e5526" officeooo:paragraph-rsid="003e5526"/>
    </style:style>
    <style:style style:name="P33" style:family="paragraph" style:parent-style-name="Standard">
      <style:text-properties style:font-name="Noto Sans" officeooo:rsid="003ef462" officeooo:paragraph-rsid="003ef462"/>
    </style:style>
    <style:style style:name="P34" style:family="paragraph" style:parent-style-name="Standard">
      <style:text-properties officeooo:paragraph-rsid="001804ba"/>
    </style:style>
    <style:style style:name="P35" style:family="paragraph" style:parent-style-name="Standard">
      <style:text-properties officeooo:rsid="001e1ad0" officeooo:paragraph-rsid="001e1ad0"/>
    </style:style>
    <style:style style:name="P36" style:family="paragraph" style:parent-style-name="Standard">
      <style:text-properties officeooo:rsid="001e1ad0" officeooo:paragraph-rsid="002015f5"/>
    </style:style>
    <style:style style:name="P37" style:family="paragraph" style:parent-style-name="Standard">
      <style:text-properties officeooo:rsid="0029de50" officeooo:paragraph-rsid="0029de50"/>
    </style:style>
    <style:style style:name="P38" style:family="paragraph" style:parent-style-name="Text_20_body">
      <style:text-properties officeooo:rsid="0029de50" officeooo:paragraph-rsid="0029de50"/>
    </style:style>
    <style:style style:name="P39" style:family="paragraph" style:parent-style-name="Standard">
      <style:text-properties officeooo:paragraph-rsid="00287203"/>
    </style:style>
    <style:style style:name="P40" style:family="paragraph" style:parent-style-name="Standard">
      <style:text-properties officeooo:paragraph-rsid="002b6f4c"/>
    </style:style>
    <style:style style:name="P41" style:family="paragraph" style:parent-style-name="Text_20_body">
      <style:text-properties officeooo:paragraph-rsid="002b6f4c"/>
    </style:style>
    <style:style style:name="P42" style:family="paragraph" style:parent-style-name="Standard">
      <style:text-properties officeooo:rsid="002e0024" officeooo:paragraph-rsid="002e0024"/>
    </style:style>
    <style:style style:name="P43" style:family="paragraph" style:parent-style-name="Text_20_body">
      <style:text-properties officeooo:rsid="002e0024" officeooo:paragraph-rsid="002e0024"/>
    </style:style>
    <style:style style:name="P44" style:family="paragraph" style:parent-style-name="Standard">
      <style:text-properties fo:font-style="italic" officeooo:rsid="002e0024" officeooo:paragraph-rsid="002e0024" style:font-style-asian="italic" style:font-style-complex="italic"/>
    </style:style>
    <style:style style:name="P45" style:family="paragraph" style:parent-style-name="Standard">
      <style:text-properties fo:font-style="italic" officeooo:rsid="002f1d81" officeooo:paragraph-rsid="002f1d81" style:font-style-asian="italic" style:font-style-complex="italic"/>
    </style:style>
    <style:style style:name="P46" style:family="paragraph" style:parent-style-name="Standard">
      <style:text-properties fo:font-style="italic" fo:font-weight="bold" officeooo:paragraph-rsid="002e0024" style:font-style-asian="italic" style:font-weight-asian="bold" style:font-style-complex="italic" style:font-weight-complex="bold"/>
    </style:style>
    <style:style style:name="P47" style:family="paragraph" style:parent-style-name="Standard">
      <style:text-properties officeooo:rsid="002f1d81" officeooo:paragraph-rsid="002f1d81"/>
    </style:style>
    <style:style style:name="P48" style:family="paragraph" style:parent-style-name="Text_20_body">
      <style:text-properties officeooo:rsid="002f1d81" officeooo:paragraph-rsid="002f1d81"/>
    </style:style>
    <style:style style:name="P49" style:family="paragraph" style:parent-style-name="Standard">
      <style:text-properties officeooo:paragraph-rsid="002f1d81"/>
    </style:style>
    <style:style style:name="P50" style:family="paragraph" style:parent-style-name="Text_20_body">
      <style:text-properties officeooo:paragraph-rsid="002f1d81"/>
    </style:style>
    <style:style style:name="P51" style:family="paragraph" style:parent-style-name="Standard">
      <style:text-properties officeooo:rsid="0030b0d0" officeooo:paragraph-rsid="0030b0d0"/>
    </style:style>
    <style:style style:name="P52" style:family="paragraph" style:parent-style-name="Standard">
      <style:text-properties officeooo:rsid="00318faa" officeooo:paragraph-rsid="0030b0d0"/>
    </style:style>
    <style:style style:name="P53" style:family="paragraph" style:parent-style-name="Standard">
      <style:text-properties officeooo:rsid="00298708" officeooo:paragraph-rsid="002a0390"/>
    </style:style>
    <style:style style:name="P54" style:family="paragraph" style:parent-style-name="Text_20_body">
      <style:text-properties style:font-name="Noto Sans1" fo:font-size="10.5pt" fo:font-style="italic" officeooo:rsid="0030b0d0" officeooo:paragraph-rsid="0030b0d0" style:font-size-asian="10.5pt" style:font-style-asian="italic" style:font-size-complex="10.5pt" style:font-style-complex="italic"/>
    </style:style>
    <style:style style:name="P55" style:family="paragraph" style:parent-style-name="Text_20_body">
      <style:text-properties fo:font-weight="bold" officeooo:rsid="002e0024" officeooo:paragraph-rsid="002e0024" style:font-weight-asian="bold" style:font-weight-complex="bold"/>
    </style:style>
    <style:style style:name="P56" style:family="paragraph" style:parent-style-name="Standard">
      <style:text-properties style:font-name="Noto Sans" fo:font-size="10.5pt" fo:font-style="italic" officeooo:rsid="002f1d81" officeooo:paragraph-rsid="002f1d81" style:font-size-asian="10.5pt" style:font-style-asian="italic" style:font-size-complex="10.5pt" style:font-style-complex="italic"/>
    </style:style>
    <style:style style:name="P57" style:family="paragraph" style:parent-style-name="Standard">
      <style:text-properties style:font-name="Noto Sans" fo:font-style="normal" officeooo:rsid="002f1d81" officeooo:paragraph-rsid="002f1d81" style:font-style-asian="normal" style:font-style-complex="normal"/>
    </style:style>
    <style:style style:name="P58" style:family="paragraph" style:parent-style-name="Standard">
      <style:text-properties style:font-name="Noto Sans" fo:font-style="normal" officeooo:rsid="0030b0d0" officeooo:paragraph-rsid="0030b0d0" style:font-style-asian="normal" style:font-style-complex="normal"/>
    </style:style>
    <style:style style:name="P59" style:family="paragraph" style:parent-style-name="Standard">
      <style:text-properties style:font-name="Noto Sans" officeooo:rsid="003b235f" officeooo:paragraph-rsid="0034d9d5"/>
    </style:style>
    <style:style style:name="T1" style:family="text">
      <style:text-properties style:font-name="Noto Sans"/>
    </style:style>
    <style:style style:name="T2" style:family="text">
      <style:text-properties style:font-name="Noto Sans" officeooo:rsid="001804ba"/>
    </style:style>
    <style:style style:name="T3" style:family="text">
      <style:text-properties style:font-name="Noto Sans" officeooo:rsid="001befd9"/>
    </style:style>
    <style:style style:name="T4" style:family="text">
      <style:text-properties style:font-name="Noto Sans" officeooo:rsid="001da0b1"/>
    </style:style>
    <style:style style:name="T5" style:family="text">
      <style:text-properties style:font-name="Noto Sans" officeooo:rsid="002015f5"/>
    </style:style>
    <style:style style:name="T6" style:family="text">
      <style:text-properties style:font-name="Noto Sans" fo:font-style="italic" style:font-style-asian="italic" style:font-style-complex="italic"/>
    </style:style>
    <style:style style:name="T7" style:family="text">
      <style:text-properties style:font-name="Noto Sans" fo:font-style="italic" officeooo:rsid="00287203" style:font-style-asian="italic" style:font-style-complex="italic"/>
    </style:style>
    <style:style style:name="T8" style:family="text">
      <style:text-properties style:font-name="Noto Sans" fo:font-style="italic" fo:font-weight="bold" style:font-style-asian="italic" style:font-weight-asian="bold" style:font-style-complex="italic" style:font-weight-complex="bold"/>
    </style:style>
    <style:style style:name="T9" style:family="text">
      <style:text-properties style:font-name="Noto Sans" fo:font-style="italic" fo:font-weight="bold" officeooo:rsid="002f1d81" style:font-style-asian="italic" style:font-weight-asian="bold" style:font-style-complex="italic" style:font-weight-complex="bold"/>
    </style:style>
    <style:style style:name="T10" style:family="text">
      <style:text-properties style:font-name="Noto Sans" fo:font-style="normal" style:font-style-asian="normal" style:font-style-complex="normal"/>
    </style:style>
    <style:style style:name="T11" style:family="text">
      <style:text-properties style:font-name="Noto Sans" fo:font-style="normal" officeooo:rsid="00287203" style:font-style-asian="normal" style:font-style-complex="normal"/>
    </style:style>
    <style:style style:name="T12" style:family="text">
      <style:text-properties style:font-name="Noto Sans" fo:font-style="normal" officeooo:rsid="00298708" style:font-style-asian="normal" style:font-style-complex="normal"/>
    </style:style>
    <style:style style:name="T13" style:family="text">
      <style:text-properties style:font-name="Noto Sans" fo:font-style="normal" officeooo:rsid="002b6f4c" style:font-style-asian="normal" style:font-style-complex="normal"/>
    </style:style>
    <style:style style:name="T14" style:family="text">
      <style:text-properties style:font-name="Noto Sans" fo:font-style="normal" officeooo:rsid="002ccb81" style:font-style-asian="normal" style:font-style-complex="normal"/>
    </style:style>
    <style:style style:name="T15" style:family="text">
      <style:text-properties style:font-name="Noto Sans" fo:font-style="normal" officeooo:rsid="002e0024" style:font-style-asian="normal" style:font-style-complex="normal"/>
    </style:style>
    <style:style style:name="T16" style:family="text">
      <style:text-properties style:font-name="Noto Sans" fo:font-style="normal" officeooo:rsid="0040d4ed" style:font-style-asian="normal" style:font-style-complex="normal"/>
    </style:style>
    <style:style style:name="T17" style:family="text">
      <style:text-properties style:font-name="Noto Sans" fo:font-style="normal" officeooo:rsid="0044d7e6" style:font-style-asian="normal" style:font-style-complex="normal"/>
    </style:style>
    <style:style style:name="T18" style:family="text">
      <style:text-properties style:font-name="Noto Sans" officeooo:rsid="002e0024"/>
    </style:style>
    <style:style style:name="T19" style:family="text">
      <style:text-properties style:font-name="Noto Sans" fo:font-weight="bold" style:font-weight-asian="bold" style:font-weight-complex="bold"/>
    </style:style>
    <style:style style:name="T20" style:family="text">
      <style:text-properties style:font-name="Noto Sans" fo:font-size="10.5pt" fo:font-style="italic" style:font-size-asian="10.5pt" style:font-style-asian="italic" style:font-size-complex="10.5pt" style:font-style-complex="italic"/>
    </style:style>
    <style:style style:name="T21" style:family="text">
      <style:text-properties style:font-name="Noto Sans" fo:font-size="10.5pt" fo:font-style="italic" officeooo:rsid="002e0024" style:font-size-asian="10.5pt" style:font-style-asian="italic" style:font-size-complex="10.5pt" style:font-style-complex="italic"/>
    </style:style>
    <style:style style:name="T22" style:family="text">
      <style:text-properties style:font-name="Noto Sans" fo:font-size="10.5pt" fo:font-style="italic" fo:font-weight="normal" style:font-size-asian="10.5pt" style:font-style-asian="italic" style:font-weight-asian="normal" style:font-size-complex="10.5pt" style:font-style-complex="italic" style:font-weight-complex="normal"/>
    </style:style>
    <style:style style:name="T23" style:family="text">
      <style:text-properties style:font-name="Noto Sans" fo:font-size="10.5pt" fo:font-style="italic" fo:font-weight="normal" officeooo:rsid="002e0024" style:font-size-asian="10.5pt" style:font-style-asian="italic" style:font-weight-asian="normal" style:font-size-complex="10.5pt" style:font-style-complex="italic" style:font-weight-complex="normal"/>
    </style:style>
    <style:style style:name="T24" style:family="text">
      <style:text-properties style:font-name="Noto Sans" officeooo:rsid="0040d4ed"/>
    </style:style>
    <style:style style:name="T25" style:family="text">
      <style:text-properties style:font-name="Noto Sans" officeooo:rsid="0043c9ef"/>
    </style:style>
    <style:style style:name="T26" style:family="text">
      <style:text-properties officeooo:rsid="0015da4e"/>
    </style:style>
    <style:style style:name="T27" style:family="text">
      <style:text-properties officeooo:rsid="001674aa"/>
    </style:style>
    <style:style style:name="T28" style:family="text">
      <style:text-properties officeooo:rsid="001804ba"/>
    </style:style>
    <style:style style:name="T29" style:family="text">
      <style:text-properties officeooo:rsid="0019e46d"/>
    </style:style>
    <style:style style:name="T30" style:family="text">
      <style:text-properties officeooo:rsid="001befd9"/>
    </style:style>
    <style:style style:name="T31" style:family="text">
      <style:text-properties officeooo:rsid="0021cf0b"/>
    </style:style>
    <style:style style:name="T32" style:family="text">
      <style:text-properties officeooo:rsid="0021f89b"/>
    </style:style>
    <style:style style:name="T33" style:family="text">
      <style:text-properties officeooo:rsid="0023ca0e"/>
    </style:style>
    <style:style style:name="T34" style:family="text">
      <style:text-properties officeooo:rsid="0024658e"/>
    </style:style>
    <style:style style:name="T35" style:family="text">
      <style:text-properties officeooo:rsid="0024eff0"/>
    </style:style>
    <style:style style:name="T36" style:family="text">
      <style:text-properties officeooo:rsid="0026ef3f"/>
    </style:style>
    <style:style style:name="T37" style:family="text">
      <style:text-properties officeooo:rsid="00287203"/>
    </style:style>
    <style:style style:name="T38" style:family="text">
      <style:text-properties officeooo:rsid="002b6f4c"/>
    </style:style>
    <style:style style:name="T39" style:family="text">
      <style:text-properties officeooo:rsid="002ccb81"/>
    </style:style>
    <style:style style:name="T40" style:family="text">
      <style:text-properties style:font-name="Noto Sans1" fo:font-size="10.5pt" fo:font-style="normal" style:font-size-asian="10.5pt" style:font-style-asian="normal" style:font-size-complex="10.5pt" style:font-style-complex="normal"/>
    </style:style>
    <style:style style:name="T41" style:family="text">
      <style:text-properties style:font-name="Noto Sans1" fo:font-size="10.5pt" fo:font-style="normal" fo:font-weight="normal" style:font-size-asian="10.5pt" style:font-style-asian="normal" style:font-weight-asian="normal" style:font-size-complex="10.5pt" style:font-style-complex="normal" style:font-weight-complex="normal"/>
    </style:style>
    <style:style style:name="T42" style:family="text">
      <style:text-properties style:font-name="Noto Sans1" fo:font-size="10.5pt" style:font-size-asian="10.5pt" style:font-size-complex="10.5pt"/>
    </style:style>
    <style:style style:name="T43" style:family="text">
      <style:text-properties style:font-name="Noto Sans1" fo:font-size="10.5pt" fo:font-weight="normal" style:font-size-asian="10.5pt" style:font-weight-asian="normal" style:font-size-complex="10.5pt" style:font-weight-complex="normal"/>
    </style:style>
    <style:style style:name="T44" style:family="text">
      <style:text-properties style:font-name="Noto Sans1" fo:font-size="10.5pt" fo:font-style="italic" style:font-size-asian="10.5pt" style:font-style-asian="italic" style:font-size-complex="10.5pt" style:font-style-complex="italic"/>
    </style:style>
    <style:style style:name="T45" style:family="text">
      <style:text-properties style:font-name="Noto Sans1" fo:font-size="10.5pt" fo:font-style="italic" fo:font-weight="normal" style:font-size-asian="10.5pt" style:font-style-asian="italic" style:font-weight-asian="normal" style:font-size-complex="10.5pt" style:font-style-complex="italic" style:font-weight-complex="normal"/>
    </style:style>
    <style:style style:name="T46" style:family="text">
      <style:text-properties fo:font-size="10.5pt" style:font-size-asian="10.5pt" style:font-size-complex="10.5pt"/>
    </style:style>
    <style:style style:name="T47" style:family="text">
      <style:text-properties officeooo:rsid="0034d9d5"/>
    </style:style>
    <style:style style:name="T48" style:family="text">
      <style:text-properties officeooo:rsid="00373793"/>
    </style:style>
    <style:style style:name="T49" style:family="text">
      <style:text-properties officeooo:rsid="0037ecc7"/>
    </style:style>
    <style:style style:name="T50" style:family="text">
      <style:text-properties officeooo:rsid="0038551e"/>
    </style:style>
    <style:style style:name="T51" style:family="text">
      <style:text-properties officeooo:rsid="0038ba44"/>
    </style:style>
    <style:style style:name="T52" style:family="text">
      <style:text-properties officeooo:rsid="003a363f"/>
    </style:style>
    <style:style style:name="T53" style:family="text">
      <style:text-properties officeooo:rsid="003b235f"/>
    </style:style>
    <style:style style:name="T54" style:family="text">
      <style:text-properties officeooo:rsid="003c3849"/>
    </style:style>
    <style:style style:name="T55" style:family="text">
      <style:text-properties officeooo:rsid="003dcaf7"/>
    </style:style>
    <style:style style:name="T56" style:family="text">
      <style:text-properties officeooo:rsid="0043c9ef"/>
    </style:style>
    <style:style style:name="T57" style:family="text">
      <style:text-properties officeooo:rsid="0044d7e6"/>
    </style:style>
    <style:style style:name="T58" style:family="text">
      <style:text-properties officeooo:rsid="004543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ynopsis :</text:p>
      <text:p text:style-name="P2"/>
      <text:p text:style-name="P1">Un jour dans un temps et un espace inconnu, un homme se réveilla seul sans souvenir de qui il est ni d’où il viens. Cet homme du nom de Polaris n’avait au moment de son reveil qu’un vaisseau spatial étrange fait de lumière et beaucoup de connaissance sur le monde qui l’entoure. Il se mit alors en quête de découvrir d’où il venait . Ce moment marque le début d’une quête pour découvrir ces origines <text:span text:style-name="T26">qui passera </text:span><text:span text:style-name="T27">par</text:span><text:span text:style-name="T26"> un long voyage interstellaire de galaxy en galaxy. Il voyagera dans l’espace et le temps et découvrira différents monde surprenant en passant au travers de trous de verre. Ce voyage aura sur lui </text:span><text:span text:style-name="T27">un </text:span><text:span text:style-name="T26">impact, </text:span><text:span text:style-name="T27">c</text:span><text:span text:style-name="T26">ela changera sa vison de la connaissance et lui donnera d’autre perspective. </text:span></text:p>
      <text:p text:style-name="P1"/>
      <text:p text:style-name="P1"/>
      <text:p text:style-name="P24">Partie 1 : </text:p>
      <text:p text:style-name="P9"/>
      <text:p text:style-name="P2">P<text:span text:style-name="T56">o</text:span>laris en r<text:span text:style-name="T28">eprenant conscience</text:span> dans ce vaisseau fait de lumière, était complètement perdu quand a son identité, sa manière de vivre ou les technologies qu’il pouvais utiliser. <text:span text:style-name="T28">Il pensa qu’il fallait qu’il aille a la planète civilisé</text:span><text:span text:style-name="T56">e</text:span><text:span text:style-name="T28"> la plus proche quand soudain le vaisseau s’exécuta sans qu’il n’</text:span><text:span text:style-name="T56">ai</text:span><text:span text:style-name="T28"> eu quelque action que se soit a faire si ce n’est d’y penser. Le vaisseau se mit en route pour la planète civiliser la plus proche et un ecrant de lumière dans le vaisseau apparu en lui décrivant </text:span><text:span text:style-name="T29">l’histoire</text:span><text:span text:style-name="T28"> de cette planète et de </text:span><text:span text:style-name="T56">ses</text:span><text:span text:style-name="T28"> habitant.</text:span></text:p>
      <text:p text:style-name="P3"/>
      <text:p text:style-name="P4">Histoire : </text:p>
      <text:p text:style-name="P5">La planète « Dust Eart » à il y très longtemps était un planète a la pointe de la technologie j’usqu’a ce qu’un jour l’électronique, considérer comme trop rapide, trop invisible soit rejeter. Ils ont appeler cette période le grand effacement qui aujourd’hui et plus considérer comme un mythe que comme une histoire vrais. </text:p>
      <text:p text:style-name="P6">Le grand effacement à eu lieux en une nuit, toute les données numérique disparurent, la société c’était reconstruite sur une base tangible, le papier/le papyrus et le parchemin. <text:span text:style-name="T30">Ainsi le codex fut inventer. Toute lois, communication et toute autres données fut mise sur papier, une société immuable car toute chose reste écrite dans sont entièreté sans pouvant être effacer ou manipuler. </text:span></text:p>
      <text:p text:style-name="P4"/>
      <text:p text:style-name="P4"/>
      <text:p text:style-name="P34"><text:span text:style-name="T2">Sur cette écran il y avait aussi l’itinéraire, il passait a coté de plusieurs étoile morte et aussi à un moment un symbole étrange était au milieux de cette route, comme si il la coupais. Le symbole ressemblais à goûte d’eau ou une larme tombant sous l’effet de la gravité, ne sachant se que c’était il préfère laisser faire sont vaisseau qui apparemment avait été programmé pour cela, lui faisant une confiance aveugle. </text:span><text:span text:style-name="T3">Quelque seconde avant que Polaris n’atteigne le symbole sur la carte (celui qui coupais la route) il commence</text:span><text:span text:style-name="T4">s a apercevoir une sorte de sphère en 3D. Cette sphère de loin à l’aire de refléter son environnement tel un boule de noël mais en s’y </text:span><text:soft-page-break/><text:span text:style-name="T4">rapprochant de plus en plus toutes les étoiles qu’il voyais n’était pas un reflet mais un endroit différent. Les étoiles qu’il aper</text:span><text:span text:style-name="T25">cu</text:span><text:span text:style-name="T4"> a ce moment au travers de cette sphère n’était pas les mêmes que celle qui l’entourait. Il y avait un décalage, il voyais au travers de cette sphère une autres partis de la galaxie. </text:span></text:p>
      <text:p text:style-name="P35"><text:span text:style-name="T4">L</text:span><text:span text:style-name="T1">a vaisseaux s’avan</text:span><text:span text:style-name="T24">ça</text:span><text:span text:style-name="T1"> de plus en plus vers la sphère, et Polaris commençais à voir les étoile</text:span><text:span text:style-name="T24">s</text:span><text:span text:style-name="T1"> </text:span><text:span text:style-name="T24">autours</text:span><text:span text:style-name="T1"> de lui comme s’accélérer, jusqu’à ce qu’il se trouve être dans une espèce de tunnel rocailleux avec la voie lactée comme tapisserie. </text:span></text:p>
      <text:p text:style-name="P35"><text:span text:style-name="T1">Il se retrouva dans ce tunnel pendant environ 20 min, 20min pendant lesquels il contemplais une autre forme et un autre temps de la galaxie. Car en réalité, en ressentit une fois à l’intérieur nous le faisons en 20 min mais d’un poi</text:span><text:span text:style-name="T5">nt</text:span><text:span text:style-name="T1"> de vue extérieur cela dure 30sec.</text:span></text:p>
      <text:p text:style-name="P36"><text:span text:style-name="T1">Il fini par arriver à un autre point de la galaxie, celle qu’il aperçu avant de rentrer dans cette sphère myst</text:span><text:span text:style-name="T5">é</text:span><text:span text:style-name="T1">rieuse </text:span><text:span text:style-name="T5">qui l’avait amener jusqu’ici. Le vaisseau continua sont chemin encore un moment jusqu’à se qu’il aper</text:span><text:span text:style-name="T24">çu</text:span><text:span text:style-name="T5"> une planète « Dust Earth » et y atterrisse quelque minute plus tard au milieux de roche et de poussière. </text:span></text:p>
      <text:p text:style-name="P36"><text:span text:style-name="T5"/></text:p>
      <text:p text:style-name="P9">A ce moment la, l’ecrant du vaisseau lui indiqua une ville et ces vêtement commencèrent a changer pour devenir doucement des <text:span text:style-name="T56">accoutrements</text:span> loca<text:span text:style-name="T56">ux</text:span> a cette planète. <text:s/></text:p>
      <text:p text:style-name="P10">Polaris commenças à s’aventurer dans cette ville faite d’origami massif articulé par des mecanismes de pliages très complexes. Certaine structure peuvent se replier sur elle même telle des livres, la ville bruisse constamment de froissement, de plumes grattant et de page tournée ; </text:p>
      <text:p text:style-name="P10">Les rue sont organiser en paragraphe, les déplacement se font en <text:span text:style-name="T31">roulleau géant que l’on fait tou</text:span><text:span text:style-name="T56">r</text:span><text:span text:style-name="T31">ner a la main. </text:span>La lumière est tamisé par des vitre en papier huiler, la nuit la lumière est générer par de l’encre incandescente. La population de cette planète travaille principalement en tant que scribeur, plieurs et encreurs. </text:p>
      <text:p text:style-name="P11">A son arriver <text:span text:style-name="T33">P</text:span>olaris alla dans un restaurant pour se ravitailler ou il pris un raviolis plié (ravioli géant en forme d’origami) avec du pain parchemin (qui est un pain tré<text:span text:style-name="T33">s</text:span> fin et croustillant ro<text:span text:style-name="T33">u</text:span>lé sur lui même).</text:p>
      <text:p text:style-name="P11">Après un moment il rencontre Elian, ce jeune scribe travailler dans un bureau infini ou les plumes crissent comme des insectes. Après un moment Polaris le trouva extraordinaire, <text:span text:style-name="T32">Elian pouvais raconter des anecdote ou se rappeler d’un texte qu’il a écris avec une grande précision au mois ou a la semaine prés. Mais il remarquais aussi que qu’il avait beaucoup de mal </text:span><text:span text:style-name="T33">à</text:span><text:span text:style-name="T32"> passer d’un sujet a l’autre facilement et ne pouvais pas traiter plusieurs chose en même temps. </text:span></text:p>
      <text:p text:style-name="P12">Polaris essaya de poser quelques question à propos du grand effacement, mais il sentais Elian assez mal à laise a en parler. Après avoir bien si<text:span text:style-name="T56">m</text:span>patiser Elian invita <text:span text:style-name="T34">P</text:span>olaris dans sont tiroir(Appartement), <text:span text:style-name="T34">plus détendu il commença a lui expliquer un peut plus ce que disait la legende a propos du grand effacement. Polaris l’écoutais attentivement quand tout a coup, Elian dit « le grand effacement aurais troucher plusieurs planètes a plusieurs stade différent » cela interpelât Polaris qui se dit qu’il y a peut être une planète avec le même type de technologie que son vaisseau spécial. </text:span><text:soft-page-break/><text:span text:style-name="T34">Dans un elant de franchise et de détente Polaris décide de dire a Elian dans quel situation il etait et comment il c’est retrouver ici. </text:span></text:p>
      <text:p text:style-name="P17">Quelques jours plus tard Polaris montre son vaisseaux spatial à Elian qui n’en crois pas ces yeux. <text:span text:style-name="T35">Elian proposa à Polaris de lui faire decouvrir un certain etage de la tour centrale d’archivopolis </text:span><text:span text:style-name="T36">(un monolithe de classeur qui s’eleve au-delà des nuages).</text:span></text:p>
      <text:p text:style-name="P17"><text:span text:style-name="T36">Le lendemain les voila parti parti pour ce grand batiment plein de savoir, </text:span><text:span text:style-name="T37">Polaris brise le moment de silence car Elian ne lui en avais pas dit plus. </text:span></text:p>
      <text:p text:style-name="P17"/>
      <text:p text:style-name="P7">Polaris : <text:s/><text:span text:style-name="T57">CESTPASDUTHEATRE</text:span></text:p>
      <text:p text:style-name="P7">Que veut tu me montrer Elian ..?</text:p>
      <text:p text:style-name="P7"/>
      <text:p text:style-name="P16">Elian resta silencieux quelque minutes et <text:span text:style-name="T57">p</text:span>ui<text:span text:style-name="T57">s</text:span> dit.</text:p>
      <text:p text:style-name="P7"><text:s/></text:p>
      <text:p text:style-name="P7">« Je ne peux t’expliquer ce que tu va voir…. »</text:p>
      <text:p text:style-name="P39"><text:span text:style-name="T7"/></text:p>
      <text:p text:style-name="P39"><text:span text:style-name="T11">Le trajet en rouleaux géant ce termin</text:span><text:span text:style-name="T17">a</text:span><text:span text:style-name="T11"> et ils se retrouvèrent tout les deux devant cette im</text:span><text:span text:style-name="T16">men</text:span><text:span text:style-name="T12">s</text:span><text:span text:style-name="T11">e pile de classeur qui avait la taille d’un gra</text:span><text:span text:style-name="T16">tte-</text:span><text:span text:style-name="T11">ciel gigantesque. </text:span></text:p>
      <text:p text:style-name="P13">Avant de rentrer Elian dit à Polaris de ne pas parler et de le suivre. Au moment ou il entre dans le bâtiment il y a un silence total si se n’est le léger crissement des mur de papier compresser. La lumière semble avoir été filtrer par des siècle entier de lecture et sa sent comme comme un mélange de poussière, de cire fondu et d’encre sèche. </text:p>
      <text:p text:style-name="P14">Il avance vers une sorte de de porte de papier ou deux archivore statique les regarde, Elian leurs fait un signe de tête, insère sa lettre dans une petite fente de papier et fait un signe à Polaris de le suivre. </text:p>
      <text:p text:style-name="P15">Ils montère<text:span text:style-name="T38">nt</text:span> des millier d’escalier fait de majuscule, chaque pas avait le bruit d’un livre que l’on fermais. Après avoir monter ces millier d’escalier au bruit sourd il arrive devant le même type de porte que celle de l’entrer mais cette foi<text:span text:style-name="T38">s</text:span> avec des archivore plein le couloir. <text:span text:style-name="T38">Ils arrivèrent devant la porte et Elian fit le même signe de te</text:span><text:span text:style-name="T39">t</text:span><text:span text:style-name="T38">e a l’artchivore qu’a l’entrer, l’archivore tourna un orgami qui entrena le m</text:span><text:span text:style-name="T39">é</text:span><text:span text:style-name="T38">c</text:span><text:span text:style-name="T39">a</text:span><text:span text:style-name="T38">nisme de la porte pour l’ouvrir. </text:span></text:p>
      <text:p text:style-name="P40"><text:span text:style-name="T13">En rentrant dans la salle une ambiance étrange se dégager de cette salle, les mur était en papier noir scintillant strillé de constellation gravée a la main, </text:span><text:span text:style-name="T14">des globe suspendu_ flottait et tournait au plafond, il était en origami pliée et tournée lentement comme si un souffle </text:span><text:span text:style-name="T17">in</text:span><text:span text:style-name="T14">visible les faisait bouger. Chaque rayon contenaie des cartes interstellaires imprimmées sur de longe bange de parchemin manuscrite, des rapports d’opservations ghravées dans des rouleaux de cuivre calligrafié. Elian entra dans le rayon central en marchai droit devant se couloir semblaie interminable quand ils finnissent par arriver au centre de la salle… La ou tout les rayon se rejoignaient, il y avait un gros livre et des symbole sur sa couverture une œil rouge barrée. </text:span><text:span text:style-name="T15">Elian dit a Polaris de se raprocher du livre, Polaris avance et elian commence a tourner les page qui avait l’air d’etre des page des poussiere compresser pour faire du papier, sur la premiere de courverture nous pouvion lire «Tome 1 » ce qui pouvais signifier qu’il y en avait plusieurs… Elian continua a tourner le page dans ce tomme nous pouvions lire : </text:span></text:p>
      <text:p text:style-name="P40"><text:soft-page-break/><text:span text:style-name="T15"/></text:p>
      <text:p text:style-name="P55"><text:span text:style-name="T6">Chapitre 1 : La lumiere trop rapide </text:span></text:p>
      <text:p text:style-name="P41"><text:span text:style-name="T21">Il y a des millénaires, la planète </text:span><text:span text:style-name="Strong_20_Emphasis"><text:span text:style-name="T23">Dust Eart</text:span></text:span><text:span text:style-name="T21"> atteignait une </text:span><text:span text:style-name="Strong_20_Emphasis"><text:span text:style-name="T23">apogée technologique</text:span></text:span><text:span text:style-name="T21"> inégalée. Les villes n’étaient que données, les routes des flux lumineux, les corps eux-mêmes prolongés dans le numérique.<text:line-break/>L’humanité s’était désincarnée en partie, choisissant la vitesse, l’efficience, l’invisible.</text:span></text:p>
      <text:p text:style-name="Text_20_body"><text:span text:style-name="T20">Mais bientôt, tout devint </text:span><text:span text:style-name="Strong_20_Emphasis"><text:span text:style-name="T22">trop abstrait</text:span></text:span><text:span text:style-name="T22">, </text:span><text:span text:style-name="Strong_20_Emphasis"><text:span text:style-name="T22">trop fluide</text:span></text:span><text:span text:style-name="T22">, </text:span><text:span text:style-name="Strong_20_Emphasis"><text:span text:style-name="T22">trop incontrôlable</text:span></text:span><text:span text:style-name="T22">.</text:span><text:span text:style-name="T20"> L’information se dupliquait sans cesse, les vérités se réécrivaient en boucle, et les souvenirs devenaient des fichiers corrompus.</text:span></text:p>
      <text:p text:style-name="Text_20_body"><text:span text:style-name="T20">Un malaise collectif s’installa. La peur de </text:span><text:span text:style-name="Strong_20_Emphasis"><text:span text:style-name="T22">l’oubli à l’intérieur même de la mémoire.</text:span></text:span></text:p>
      <text:p text:style-name="P37"><text:span text:style-name="T10"/></text:p>
      <text:p text:style-name="P44"><text:span text:style-name="T19">Chapitre 2 : Le grand effacement</text:span><text:span text:style-name="T1"> </text:span></text:p>
      <text:p text:style-name="P42"><text:span text:style-name="T10"/></text:p>
      <text:p text:style-name="P43"><text:span text:style-name="T20">Puis, en </text:span><text:span text:style-name="Strong_20_Emphasis"><text:span text:style-name="T22">une nuit</text:span></text:span><text:span text:style-name="T20">, tout disparut.</text:span></text:p>
      <text:p text:style-name="Text_20_body"><text:span text:style-name="T20">Le livre parle d’un </text:span><text:span text:style-name="Strong_20_Emphasis"><text:span text:style-name="T22">effondrement synchronisé</text:span></text:span><text:span text:style-name="T20"> des systèmes électroniques.<text:line-break/>Sans bruit, sans guerre, sans cause connue.</text:span></text:p>
      <text:p text:style-name="Quotations"><text:span text:style-name="Emphasis"><text:span text:style-name="T20">« Ce ne fut pas un sabotage. Ce fut un effacement… comme si la réalité numérique avait cligné des yeux. »</text:span></text:span></text:p>
      <text:p text:style-name="Text_20_body"><text:span text:style-name="T20">Les données, les identités, les lois, les histoires — tout ce qui n'était pas imprimé — </text:span><text:span text:style-name="Strong_20_Emphasis"><text:span text:style-name="T22">s’effaça</text:span></text:span><text:span text:style-name="T20">. La planète plongea dans un silence sidéral, hantée par l’absence.</text:span></text:p>
      <text:p text:style-name="Text_20_body"><text:span text:style-name="T20">Certains prétendent que </text:span><text:span text:style-name="Strong_20_Emphasis"><text:span text:style-name="T22">la conscience numérique elle-même</text:span></text:span><text:span text:style-name="T20">, devenue trop complexe, s’est auto-effacée, refusant de porter le poids de l’humanité.</text:span></text:p>
      <text:p text:style-name="P8"/>
      <text:p text:style-name="P42"><text:span text:style-name="T10"/></text:p>
      <text:p text:style-name="P46"><text:span text:style-name="T18">Chapitre 3 </text:span><text:span text:style-name="T1">: La Renaissance du Tangible</text:span></text:p>
      <text:p text:style-name="P37"><text:span text:style-name="T10"/></text:p>
      <text:p text:style-name="P38"><text:span text:style-name="T20">Des cendres de la donnée est né </text:span><text:span text:style-name="Strong_20_Emphasis"><text:span text:style-name="T22">le Codex</text:span></text:span><text:span text:style-name="T22">.</text:span><text:span text:style-name="T20"><text:line-break/>Un pacte universel entre les peuples survivants : </text:span><text:span text:style-name="Strong_20_Emphasis"><text:span text:style-name="T22">plus rien ne serait jamais codé sans encrage physique</text:span></text:span><text:span text:style-name="T20">. Toute chose devrait désormais être </text:span><text:span text:style-name="Strong_20_Emphasis"><text:span text:style-name="T22">écrite, lisible, tangible</text:span></text:span><text:span text:style-name="T22">.</text:span></text:p>
      <text:p text:style-name="Quotations"><text:span text:style-name="Emphasis"><text:span text:style-name="T46">« Ce qui ne peut être lu à voix haute ne mérite pas d’exister. »</text:span></text:span></text:p>
      <text:p text:style-name="Text_20_body"><text:span text:style-name="T20">Les plumes redevinrent des sceptres. Le papier, une forme sacrée. Et le numérique… un </text:span><text:span text:style-name="Strong_20_Emphasis"><text:span text:style-name="T22">péché ancien</text:span></text:span><text:span text:style-name="T20">, un mythe que l’on évita d’évoquer.</text:span></text:p>
      <text:p text:style-name="P37"><text:span text:style-name="T10"/></text:p>
      <text:p text:style-name="P53"><text:span text:style-name="T10"/></text:p>
      <text:p text:style-name="P49"><text:span text:style-name="T9">Chapitre 4 : </text:span><text:span text:style-name="T8">Les Fragments d'Avant</text:span></text:p>
      <text:p text:style-name="P45"><text:span text:style-name="T1"/></text:p>
      <text:p text:style-name="P56">« Le Grand Effacement n’était pas un événement. C’était un verdict. Une sentence portée sur ceux qui avaient oublié de sentir le poids du réel. »</text:p>
      <text:p text:style-name="P47"><text:span text:style-name="T10"/></text:p>
      <text:p text:style-name="P45"><text:span text:style-name="T1">1. Mecanica</text:span></text:p>
      <text:p text:style-name="P47"><text:span text:style-name="Strong_20_Emphasis"><text:span text:style-name="T10"/></text:span></text:p>
      <text:p text:style-name="Text_20_body"><text:soft-page-break/><text:span text:style-name="T20">Sur Mécanica, la société repose aujourd’hui sur des machines mécaniques complexes — engrenages, leviers, automates, rouages savamment calibrés.<text:line-break/>Mais dans les Archives de Fer enfouies sous les sols, les plus vieux schémas montrent des formes </text:span><text:span text:style-name="Strong_20_Emphasis"><text:span text:style-name="T22">plus fluides, plus organiques</text:span></text:span><text:span text:style-name="T20">, presque </text:span><text:span text:style-name="Emphasis"><text:span text:style-name="T20">trop précises</text:span></text:span><text:span text:style-name="T20"> pour n’avoir été que mécaniques.</text:span></text:p>
      <text:p text:style-name="Quotations"><text:span text:style-name="Emphasis"><text:span text:style-name="T20">« Une époque oubliée où la mécanique n’était pas un outil… mais une pensée. »</text:span></text:span></text:p>
      <text:p text:style-name="Text_20_body"><text:span text:style-name="T20">On raconte que Mécanica connut une ère où les villes étaient </text:span><text:span text:style-name="Strong_20_Emphasis"><text:span text:style-name="T22">mobiles</text:span></text:span><text:span text:style-name="T20">, où les machines s’autoréparaient, où le métal réagissait à la voix.<text:line-break/>Mais un jour, tout cela </text:span><text:span text:style-name="Strong_20_Emphasis"><text:span text:style-name="T22">s’arrêta.</text:span></text:span><text:span text:style-name="T20"> Les schémas se désassemblèrent. Les formules s’effacèrent des tableaux. Le savoir se vida.</text:span></text:p>
      <text:p text:style-name="Text_20_body"><text:span text:style-name="T20">Depuis, les mécaniciens suivent des plans stricts, fixes, et </text:span><text:span text:style-name="Emphasis"><text:span text:style-name="T20">reproduisent sans comprendre entièrement</text:span></text:span><text:span text:style-name="T20">.</text:span></text:p>
      <text:p text:style-name="P50"><text:span text:style-name="Emphasis"><text:span text:style-name="T1"/></text:span></text:p>
      <text:p text:style-name="P57">2. Lumen-1</text:p>
      <text:p text:style-name="P47"><text:span text:style-name="T10"/></text:p>
      <text:p text:style-name="P48"><text:span text:style-name="T40">Lumen-1 est une planète où l’électricité a été reconquise — mais lentement, et rudimentairement.<text:line-break/>Le monde entier vit dans un âge d’or des circuits </text:span><text:span text:style-name="Strong_20_Emphasis"><text:span text:style-name="T41">analogiques</text:span></text:span><text:span text:style-name="T40">, des </text:span><text:span text:style-name="Strong_20_Emphasis"><text:span text:style-name="T41">lampes à vide</text:span></text:span><text:span text:style-name="T40">, des </text:span><text:span text:style-name="Strong_20_Emphasis"><text:span text:style-name="T41">oscillateurs</text:span></text:span><text:span text:style-name="T41">.</text:span><text:span text:style-name="T40"><text:line-break/>Les machines résonnent, vibrent, soufflent, et obéissent — mais seulement à travers des technologies </text:span><text:span text:style-name="Strong_20_Emphasis"><text:span text:style-name="T41">lentes, visibles, tangibles.</text:span></text:span></text:p>
      <text:p text:style-name="Text_20_body"><text:span text:style-name="T42">Pourtant, les anciens temples technologiques, appelés </text:span><text:span text:style-name="Strong_20_Emphasis"><text:span text:style-name="T43">les Obsolithes</text:span></text:span><text:span text:style-name="T42">, témoignent d’un âge où l’énergie elle-même était </text:span><text:span text:style-name="Strong_20_Emphasis"><text:span text:style-name="T43">pliée</text:span></text:span><text:span text:style-name="T43">, </text:span><text:span text:style-name="Strong_20_Emphasis"><text:span text:style-name="T43">programmée</text:span></text:span><text:span text:style-name="T43">, et </text:span><text:span text:style-name="Strong_20_Emphasis"><text:span text:style-name="T43">sensible</text:span></text:span><text:span text:style-name="T43">.</text:span></text:p>
      <text:p text:style-name="Quotations"><text:span text:style-name="Emphasis"><text:span text:style-name="T42">« Les murs de certains Obsolithes sont chauds la nuit. Comme si quelque chose s’y souvenait encore. »</text:span></text:span></text:p>
      <text:p text:style-name="P47"><text:span text:style-name="T10"/></text:p>
      <text:p text:style-name="P47"><text:span text:style-name="T10"/></text:p>
      <text:p text:style-name="P58">3. Lumen-9</text:p>
      <text:p text:style-name="P51"><text:span text:style-name="T10"/></text:p>
      <text:p text:style-name="P54">Aujourd’hui, Lumen-9 est un monde brillant, numériquement total : chaque être est connecté, chaque bâtiment est intelligent, chaque pensée s’échange par paquets de données.</text:p>
      <text:p text:style-name="Text_20_body"><text:span text:style-name="T44">Mais il fut un temps… où cette planète était </text:span><text:span text:style-name="Strong_20_Emphasis"><text:span text:style-name="T45">pure conscience</text:span></text:span><text:span text:style-name="T45">.</text:span><text:span text:style-name="T44"><text:line-break/>Lumen-9 atteignit un tel point d’intégration entre esprit et machine que le monde physique fut presque </text:span><text:span text:style-name="Strong_20_Emphasis"><text:span text:style-name="T45">abandonné</text:span></text:span><text:span text:style-name="T45">.</text:span><text:span text:style-name="T44"><text:line-break/>Les corps furent stockés. L’espace réel, décoratif.<text:line-break/>La vie se déroulait dans un Réseau profond, vaste, infini. Mais il a été </text:span><text:span text:style-name="Strong_20_Emphasis"><text:span text:style-name="T45">brisé</text:span></text:span><text:span text:style-name="T45">.</text:span></text:p>
      <text:p text:style-name="Quotations"><text:span text:style-name="Emphasis"><text:span text:style-name="T44">« Un matin, toutes les consciences furent reconnectées à leurs corps. Le Réseau s’était tu. Il n’y avait ni erreur, ni trace. »</text:span></text:span></text:p>
      <text:p text:style-name="Text_20_body"><text:span text:style-name="T44">Les serveurs du passé existent encore, enterrés dans les abysses, mais aucun n’a jamais pu les rallumer.<text:line-break/>Depuis, Lumen-9 vit dans un monde </text:span><text:span text:style-name="Strong_20_Emphasis"><text:span text:style-name="T45">hyperconnecté mais incomplet</text:span></text:span><text:span text:style-name="T44">, comme si un étage supérieur de la pensée avait été condamné à jamais.</text:span></text:p>
      <text:p text:style-name="P52"><text:span text:style-name="T10"/></text:p>
      <text:p text:style-name="P47"><text:soft-page-break/><text:span text:style-name="T10"/></text:p>
      <text:p text:style-name="P18">A force de lire Polaris ce changea de perspective sur cet univers qui l’entourais, il etait complètement abasourdis par tout ce qu’il venais d’apprendre. Il compris qu’il devais y avoir d’autre tome sur les autre planète car celui-ci se<text:span text:style-name="T58">r</text:span>vai<text:span text:style-name="T58">t</text:span> de sommaire pour le reste des tomes. </text:p>
      <text:p text:style-name="P19">Après ces événement Polaris et Elian décide de rentrer chez Elian ou ils mangèrent et ou Polaris explique a Elian qu’il se fera un plan de route pour aller découvrir les autre Tome sur Mecanica, Lumen-1 et Lumen-9. </text:p>
      <text:p text:style-name="P19">Elian dit à Polaris qu’il souhaiterais découvrir avec lui les autres Tome pour savoir se qui c’est passer sur sa planète il y a de cela quelques centaines d’année. Ils finissérent leurs soirée en préparant leurs voyage. </text:p>
      <text:p text:style-name="P19"/>
      <text:p text:style-name="P19"/>
      <text:p text:style-name="P19"/>
      <text:p text:style-name="P23">Partie 2 : Mecanica </text:p>
      <text:p text:style-name="P20"/>
      <text:p text:style-name="P22">Les voilas partie dans le vaisseaux spatial fait de lumiere ou il se demande a quoi va ressembler Cognirax (la ville principale de Mecanica). Après quelque heure de voyage spatial ils <text:span text:style-name="T58">appercoivent</text:span> la planète, elle était de couleur gris acier avec des reflet dorée et cuivrée st<text:span text:style-name="T48">r</text:span>ié de veine sombre comme une sphère forgée dans un alliage vivant. Il y avait aussi une atmosphère étrange, mince, filtrée, l<text:span text:style-name="T47">é</text:span>gèrement ambrée comme si une brume d’huile recouvrais cette sphère forgée <text:span text:style-name="T47">vivante</text:span>.</text:p>
      <text:p text:style-name="P26">Ils commencèrent a traverser <text:span text:style-name="T58">l’athmosphere</text:span> et se retrouvèrent dans un bain d’huile que le vaisseau a traverser comme un harpon qui rentre dans l’eau. <text:span text:style-name="T49">Le vaisseau commencés a recevoir des ondes acoustiques qui codés dans des fréquences mécaniques ce qui forçais l’appareil à adopter une cadence de rotation. Sans trop comprendre le comportement du vaisseaux ils continuaire à descendre. Et se rendit compte que la ville avais aussi une cadence de rotation comme une horloge gigantesque. Et que les onde acoustique qui modifiait le comportement du vaisseau ne faisait que les synchroniser avec la ville. </text:span></text:p>
      <text:p text:style-name="P27">Après avoir parcouru 95 pourcent de l’atmosphère un bras mécanique attrapas le vaisseaux et le fit s’arrimer sur une plateforme tournante. Arriver sur place ils decidérent trouver un endroit ou dormir dans un premier temps avant d’explorer cette ville mécanique. <text:span text:style-name="T50">Ils finisse par trouver un Compartiment d’adaptation (logement d’accueil pour les voyageur</text:span><text:span text:style-name="T51">s</text:span><text:span text:style-name="T50">), </text:span><text:span text:style-name="T51">ces logement sont de grandes structures circulaire qui imitent les mouvement de la ville pour acclimater le voyageur. Chaque compartiment est un puzzle mécanique ou le mobilier se déplie par un système de contrepoids et ou l’éclairage est fait par du plasma statique. </text:span></text:p>
      <text:p text:style-name="P28">Une fois installer il se renseignérent sur l’endrois ou pourrais se trouver un eventuel Tome 2 de ce livre « sacré ». <text:span text:style-name="T52">En cherchant il listes plusieurs batiments :</text:span></text:p>
      <text:p text:style-name="P28"/>
      <text:p text:style-name="P28"/>
      <text:p text:style-name="P29"/>
      <text:p text:style-name="P29">Le Panscripteur :</text:p>
      <text:p text:style-name="P29"><text:soft-page-break/></text:p>
      <text:p text:style-name="P29">Un bâtiment enfoui sous la ville et un sanctuaire mécanique qui contiens des livres interdit, nottement ceux qui se raccroche au grand effacement et aux civilisation technologiques perdu. Ce bâtim<text:span text:style-name="T53">e</text:span>nt est garder par des archivant dormant ety toute lecture non autoriser provoque la désécriture du documents.</text:p>
      <text:p text:style-name="P29"/>
      <text:p text:style-name="P29">Le Cadran-Cité :</text:p>
      <text:p text:style-name="P29"/>
      <text:p text:style-name="P29">Le Cadran-Cité est un gros bâtiment circulaire, dont les mur tournes a la manière d’un cadran d’horloge ou chaque étage représente une unité de temps.</text:p>
      <text:p text:style-name="P29"/>
      <text:p text:style-name="P29">La Spirale d’instruction :</text:p>
      <text:p text:style-name="P29"/>
      <text:p text:style-name="P29">Une tour hélicoïdale faite de feuille de métal gravée, ou les étudiants monte continuellement pour lire des cours qui change selon la hauteur. Les leçons ne peuvent pas être recopiées, l’apprentissage se fait par mémoire vive. </text:p>
      <text:p text:style-name="P29"/>
      <text:p text:style-name="P29"/>
      <text:p text:style-name="P59">Le vestibule des <text:s/>origines :</text:p>
      <text:p text:style-name="P22"/>
      <text:p text:style-name="P30">Un vaste dome ou les encien vienne récité les plans fondateur de la cité, schémas et récis de la transition d’aprés grand effacement. </text:p>
      <text:p text:style-name="P30"/>
      <text:p text:style-name="P30"/>
      <text:p text:style-name="P30">Après avoir réaliser cette liste, il décide comme choix logique de ce rendre au Panscripteur. Il traverse donc les rue en bande métallique mobile semblable a d’ancien convoyeur d’usine a l’intérieure de Nacelles d’horlogerie qui est un petit véhicule a deux place ressemblant a des œuf en laiton sur des pied articulé. Pour les faire fonctionner il faut insérer une clef que l’on tourne et dans le même temps un véhicule annonce un nombre de minute de déplacement précis. </text:p>
      <text:p text:style-name="P30">Ils sont donc parti pour 45 minute de Nacelle sur la route Polaris et Elian se regarde stresser, l’ambiance dans ce transport en forme d’oeuf e<text:span text:style-name="T58">s</text:span>t froide. </text:p>
      <text:p text:style-name="P30">Une fois arriver, <text:span text:style-name="T54">il ne vois pas d’entrer seulement un mur lisse en métal oxydée. Il décide de rester planter a cet endroits pour voir ce qu’il pouvais se passer. Ils y restèrent un jours jusqu’à un moment a la tomber de la nuit ou ils vois une fente puis doucement la paroi qui se replie sur elle même dans un froissement de metal. Et il y voie quelqu’un en sortir. </text:span></text:p>
      <text:p text:style-name="P31">Sans se poser plus de question il décide de suivre cette personne car ils ont vue qu’il avait besoin d’une clef pour y entrer… <text:line-break/>Polaris regarde Elian impuissant se demandant ce qu’ils pouvait faire, Elian au même moment fait son fameux mouvement de tête a Polaris accompagner d’un regard malicieux.</text:p>
      <text:p text:style-name="P31"/>
      <text:p text:style-name="P31"><text:soft-page-break/>Elian sortie un parchemin de sa poche, et en l’espace d’un quart de seconde il fit une cinquantaine d’origami en forme d’areigné qui se sont diriger rapidement et furtivement vers la personne qu’ils avait pris en filature. <text:span text:style-name="T55">Les areigner montérent sur l’individu et s’emparérent de la clef en forme de roue denté cassé pour revenir avec la clef. </text:span></text:p>
      <text:p text:style-name="P32">Polaris et Elian revenérent devant le mur mais la fente en forme de cicatrices qui était sur le mure a disparue…</text:p>
      <text:p text:style-name="P32">Il decidérent donc de revenir le lendemain a la même heure ou il ont vue l’homme en sortir.</text:p>
      <text:p text:style-name="P32">Le lendemain à 20heure3minutes10seconde la fente apparue a nouveau, il glissèrent la clef a l’intérieur et la le mur de métal se mis a ce replier sur lui même pour former une entré. <text:s/></text:p>
      <text:p text:style-name="P33">Ils entrèrent et le mur se ferma. A partir de ce moment la, un silence absolu, une odeur d’huile figée mêlée a de la poussière et de l’encre sécher. Personne a l’horizon…</text:p>
      <text:p text:style-name="P33">Il decide d’avancer sans vraiment savoir ou il mettaient les pied, j’usquau moment ou un escalier fin paraît, le moment ou il commence a le prendre il ont la sensation de le monter alors que la perspective leurs ferais croire qu’il descende. </text:p>
      <text:p text:style-name="P21"/>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11:45:03.702801490</meta:creation-date>
    <dc:date>2025-05-16T17:54:31.487493024</dc:date>
    <meta:editing-duration>PT10H6M45S</meta:editing-duration>
    <meta:editing-cycles>29</meta:editing-cycles>
    <meta:generator>LibreOffice/24.2.7.2$Linux_X86_64 LibreOffice_project/420$Build-2</meta:generator>
    <meta:document-statistic meta:table-count="0" meta:image-count="0" meta:object-count="0" meta:page-count="8" meta:paragraph-count="85" meta:word-count="3153" meta:character-count="18836" meta:non-whitespace-character-count="15721"/>
  </office:meta>
</office:document-meta>
</file>